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478a" officeooo:paragraph-rsid="001a478a"/>
    </style:style>
    <style:style style:name="P2" style:family="paragraph" style:parent-style-name="Standard">
      <style:text-properties fo:font-size="22pt" officeooo:rsid="001a478a" officeooo:paragraph-rsid="001a478a" style:font-size-asian="22pt" style:font-size-complex="22pt"/>
    </style:style>
    <style:style style:name="P3" style:family="paragraph" style:parent-style-name="Standard">
      <style:text-properties fo:font-size="18pt" officeooo:rsid="001a478a" officeooo:paragraph-rsid="001a478a" style:font-size-asian="18pt" style:font-size-complex="18pt"/>
    </style:style>
    <style:style style:name="T1" style:family="text">
      <style:text-properties officeooo:rsid="001bc0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ando A Noite Chegava</text:p>
      <text:p text:style-name="P1">Voz da Verdade</text:p>
      <text:p text:style-name="P1"/>
      <text:p text:style-name="P1"/>
      <text:p text:style-name="P3">Quando a noite chegava</text:p>
      <text:p text:style-name="P3">Junto dela a solidão</text:p>
      <text:p text:style-name="P3">Como num encanto <text:span text:style-name="T1">J</text:span>esus</text:p>
      <text:p text:style-name="P3">Apareceu e habitou em meu coração(bis)</text:p>
      <text:p text:style-name="P3">Hoje não temo a morte, gosto da vida natural</text:p>
      <text:p text:style-name="P3">Jesus com sua humildade,</text:p>
      <text:p text:style-name="P3">Fez-me ver tanta bondade (bis)</text:p>
      <text:p text:style-name="P3"/>
      <text:p text:style-name="P3">Amo a terra e o sol</text:p>
      <text:p text:style-name="P3">Amo a lua e o mar mas toda a</text:p>
      <text:p text:style-name="P3">Minha existência</text:p>
      <text:p text:style-name="P3">Será para te adorar</text:p>
      <text:p text:style-name="P3">Será para te adorar</text:p>
      <text:p text:style-name="P3">Será para te adorar</text:p>
      <text:p text:style-name="P3">Será para te ador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23:28:17.371963544</meta:creation-date>
    <dc:date>2016-05-13T23:43:28.980243579</dc:date>
    <meta:editing-duration>PT1M45S</meta:editing-duration>
    <meta:editing-cycles>2</meta:editing-cycles>
    <meta:generator>LibreOffice/5.1.2.2$Linux_X86_64 LibreOffice_project/10m0$Build-2</meta:generator>
    <meta:document-statistic meta:table-count="0" meta:image-count="0" meta:object-count="0" meta:page-count="1" meta:paragraph-count="16" meta:word-count="76" meta:character-count="375" meta:non-whitespace-character-count="315"/>
  </office:meta>
</office:document-meta>
</file>